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family="'Nimbus Mono L'" style:font-family-generic="modern" style:font-pitch="fixed"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2.794cm" svg:x="1.508cm" svg:y="4.01cm">
          <text:p text:style-name="P1">Debian Linux Application Sources List Location is:</text:p>
          <text:p text:style-name="P1">/etc/apt/sources.lis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415cm" svg:height="2.032cm" svg:x="1.127cm" svg:y="1cm">
          <text:p text:style-name="P2">Aptitude / Synaptic Download location list.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3" draw:layer="layout" svg:width="18.542cm" svg:height="7.239cm" svg:x="1.127cm" svg:y="7.604cm">
          <text:p text:style-name="P3">Daemons are services. Daemons waits for </text:p>
          <text:p text:style-name="P3">Specific events like CDROM presence, Pen Drive</text:p>
          <text:p text:style-name="P3">Presence, network connection established etc.</text:p>
          <text:p text:style-name="P3">On completion of the event, daemon can do some</text:p>
          <text:p text:style-name="P3">Action. Such kind of daemon is udisks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onno jibon</meta:initial-creator>
    <meta:creation-date>2013-07-17T02:18:22</meta:creation-date>
    <dc:date>2013-07-17T03:25:02</dc:date>
    <dc:creator>aronno jibon</dc:creator>
    <meta:editing-duration>PT1H17S</meta:editing-duration>
    <meta:editing-cycles>4</meta:editing-cycles>
    <meta:generator>LibreOffice/3.5$Linux_x86 LibreOffice_project/350m1$Build-2</meta:generator>
    <meta:document-statistic meta:object-count="3"/>
  </office:meta>
</office:document-meta>
</file>